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7760000034F0000034FC974735014FEC1F8.svg" manifest:media-type="image/svg+xml"/>
  <manifest:file-entry manifest:full-path="Pictures/10000001000000200000002056A680FCDD316537.png" manifest:media-type="image/png"/>
  <manifest:file-entry manifest:full-path="Pictures/100001A80000036900000369FCE73EE0ED917B2E.svg" manifest:media-type="image/svg+xml"/>
  <manifest:file-entry manifest:full-path="Pictures/1000000100000010000000102EBF82534F11D8EB.png" manifest:media-type="image/png"/>
  <manifest:file-entry manifest:full-path="Pictures/1000017E000001A7000001A7C30DB1851A7F1DA6.svg" manifest:media-type="image/svg+xml"/>
  <manifest:file-entry manifest:full-path="Pictures/100000010000001000000010076C1C6478C8631B.png" manifest:media-type="image/png"/>
  <manifest:file-entry manifest:full-path="Pictures/1000000100000021000000211F0381E37D6EBFB9.png" manifest:media-type="image/png"/>
  <manifest:file-entry manifest:full-path="Pictures/100002F3000001C2000001C270658B7A5C5A82B6.svg" manifest:media-type="image/svg+xml"/>
  <manifest:file-entry manifest:full-path="Pictures/100000010000001100000011359E4A3FF48B354C.png" manifest:media-type="image/png"/>
  <manifest:file-entry manifest:full-path="Pictures/10000D0D000001A7000001A7F2B1791DC179F0D0.svg" manifest:media-type="image/svg+xml"/>
  <manifest:file-entry manifest:full-path="Pictures/10000177000001A7000001A749F6DEFB38A65176.svg" manifest:media-type="image/svg+xml"/>
  <manifest:file-entry manifest:full-path="Pictures/10000001000000200000002026AB942155BA7A11.png" manifest:media-type="image/png"/>
  <manifest:file-entry manifest:full-path="Pictures/1000000100000010000000105021E691C9B12FCE.png" manifest:media-type="image/png"/>
  <manifest:file-entry manifest:full-path="Pictures/10000176000001C2000001C2E1A0D00DB1D40BA2.svg" manifest:media-type="image/svg+xml"/>
  <manifest:file-entry manifest:full-path="Pictures/1000000100000011000000118DB97FB4E7E7FB09.png" manifest:media-type="image/png"/>
  <manifest:file-entry manifest:full-path="Pictures/100005250000034F0000034F8B4F8326C84F15C3.svg" manifest:media-type="image/svg+xml"/>
  <manifest:file-entry manifest:full-path="Pictures/100000010000001000000010C22ED804EE2E7D9E.png" manifest:media-type="image/png"/>
  <manifest:file-entry manifest:full-path="Pictures/1000017A000001A7000001A713F006D02BD3CF2C.svg" manifest:media-type="image/svg+xml"/>
  <manifest:file-entry manifest:full-path="Pictures/1000007F000001C2000001C24AC2EF384BE1FA24.svg" manifest:media-type="image/svg+xml"/>
  <manifest:file-entry manifest:full-path="Pictures/1000000100000011000000118C5F18AA796F254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padding="0in" fo:border="none"/>
      <style:text-properties fo:color="#0369a3" loext:opacity="100%"/>
    </style:style>
    <style:style style:name="P2" style:family="paragraph" style:parent-style-name="Heading_20_2">
      <style:paragraph-properties fo:padding="0in" fo:border="none"/>
      <style:text-properties fo:color="#0369a3" loext:opacity="100%"/>
    </style:style>
    <style:style style:name="P3" style:family="paragraph" style:parent-style-name="Heading_20_2">
      <style:paragraph-properties fo:padding="0in" fo:border="none"/>
    </style:style>
    <style:style style:name="P4" style:family="paragraph" style:parent-style-name="Heading_20_3">
      <style:paragraph-properties fo:padding="0in" fo:border="none"/>
      <style:text-properties fo:color="#0369a3" loext:opacity="100%"/>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T1" style:family="text">
      <style:text-properties officeooo:rsid="00118742"/>
    </style:style>
    <style:style style:name="T2" style:family="text">
      <style:text-properties fo:color="#0369a3" loext:opacity="100%"/>
    </style:style>
    <style:style style:name="fr1"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hd_id3149973"/>Arranging Chapters in the Navigator </text:h>
      <text:p text:style-name="Text_20_body"><text:bookmark text:name="par_id3147795"/>You can move headings and subordinate text up and down in a document text by using the Navigator. You can also promote and demote heading levels. To use this feature, format the headings in your document with one of the predefined heading paragraph styles. To use a custom paragraph style for a heading, choose Tools - Chapter Numbering, select the style in the Paragraph Style box, and then double-click a number in the Levels list.</text:p>
      <text:p text:style-name="Text_20_body"><draw:frame draw:style-name="fr1" draw:name="Image1" text:anchor-type="paragraph" svg:x="0.0047in" svg:y="-0.0008in" svg:width="0.4165in" svg:height="0.4165in" draw:z-index="9"><draw:image xlink:href="Pictures/100007760000034F0000034FC974735014FEC1F8.svg" xlink:type="simple" xlink:show="embed" xlink:actuate="onLoad" draw:mime-type="image/svg+xml"/><draw:image xlink:href="Pictures/10000001000000200000002056A680FCDD316537.png" xlink:type="simple" xlink:show="embed" xlink:actuate="onLoad" draw:mime-type="image/png"/><svg:title>tip</svg:title></draw:frame><text:bookmark text:name="par_id3145652"/>To quickly move the text cursor to a heading in the document, double-click the heading in the Navigator list.</text:p>
      <text:p text:style-name="Text_20_body"><text:bookmark text:name="par_id3155461"/>To dock the Navigator, drag the title bar to the edge of the workspace. To undock the Navigator, double-click its frame while holding the <text:bookmark text:name="swlnsystextswriterguidearrange_chaptersxml_1"/><text:bookmark text:name="defaulttextswriterguidearrange_chaptersxml_1"/>Ctrl key.</text:p>
      <text:h text:style-name="P4" text:outline-level="3"><text:bookmark text:name="hd_id3151184"/>To Move a Heading Up or Down in the Document</text:h>
      <text:p text:style-name="Text_20_body"><draw:frame draw:style-name="fr1" draw:name="Image2" text:anchor-type="paragraph" svg:x="0.0047in" svg:y="0in" svg:width="0.4165in" svg:height="0.4165in" draw:z-index="0"><draw:image xlink:href="Pictures/100001A80000036900000369FCE73EE0ED917B2E.svg" xlink:type="simple" xlink:show="embed" xlink:actuate="onLoad" draw:mime-type="image/svg+xml"/><draw:image xlink:href="Pictures/1000000100000021000000211F0381E37D6EBFB9.png" xlink:type="simple" xlink:show="embed" xlink:actuate="onLoad" draw:mime-type="image/png"/><svg:title>warning</svg:title></draw:frame><text:bookmark text:name="par_id0915200809400790"/>Ensure that all heading levels are shown in the Navigator. By default all levels are shown. See steps below how to change the heading levels that are shown.</text:p>
      <text:list xml:id="list1554811253" text:style-name="L1">
        <text:list-item>
          <text:p text:style-name="P5"><text:bookmark text:name="par_id3151206"/>On the Standard Bar, click the Navigator icon <draw:frame draw:style-name="fr2" draw:name="Image3" text:anchor-type="as-char" svg:width="0.2291in" svg:height="0.2291in" draw:z-index="1"><draw:image xlink:href="Pictures/100002F3000001C2000001C270658B7A5C5A82B6.svg" xlink:type="simple" xlink:show="embed" xlink:actuate="onLoad" draw:mime-type="image/svg+xml"/><draw:image xlink:href="Pictures/100000010000001100000011359E4A3FF48B354C.png" xlink:type="simple" xlink:show="embed" xlink:actuate="onLoad" draw:mime-type="image/png"/><svg:title>Icon navigator</svg:title></draw:frame><text:s/>to open the Navigator.</text:p>
        </text:list-item>
        <text:list-item>
          <text:p text:style-name="P5"><text:bookmark text:name="par_id3151238"/>On the Navigator, click the Content Navigation View icon <draw:frame draw:style-name="fr2" draw:name="Image4" text:anchor-type="as-char" svg:width="0.2291in" svg:height="0.2291in" draw:z-index="2"><draw:image xlink:href="Pictures/10000D0D000001A7000001A7F2B1791DC179F0D0.svg" xlink:type="simple" xlink:show="embed" xlink:actuate="onLoad" draw:mime-type="image/svg+xml"/><draw:image xlink:href="Pictures/100000010000001000000010076C1C6478C8631B.png" xlink:type="simple" xlink:show="embed" xlink:actuate="onLoad" draw:mime-type="image/png"/><svg:title>Icon Content Navigation View</svg:title></draw:frame>.</text:p>
        </text:list-item>
        <text:list-item>
          <text:p text:style-name="P5"><text:bookmark text:name="par_id3155089"/>Do one of the following:</text:p>
        </text:list-item>
      </text:list>
      <text:list xml:id="list358079001" text:style-name="L2">
        <text:list-item>
          <text:p text:style-name="P6"><text:bookmark text:name="par_id3155114"/>Drag a heading to a new location in the Navigator list.</text:p>
        </text:list-item>
        <text:list-item>
          <text:p text:style-name="P6"><text:bookmark text:name="par_id3155139"/>Click a heading in the Navigator list, and then click the Promote Chapter <draw:frame draw:style-name="fr2" draw:name="Image5" text:anchor-type="as-char" svg:width="0.2291in" svg:height="0.2291in" draw:z-index="3"><draw:image xlink:href="Pictures/10000177000001A7000001A749F6DEFB38A65176.svg" xlink:type="simple" xlink:show="embed" xlink:actuate="onLoad" draw:mime-type="image/svg+xml"/><draw:image xlink:href="Pictures/1000000100000010000000105021E691C9B12FCE.png" xlink:type="simple" xlink:show="embed" xlink:actuate="onLoad" draw:mime-type="image/png"/><svg:title>Icon promote</svg:title></draw:frame><text:s/>or Demote Chapter icon <draw:frame draw:style-name="fr2" draw:name="Image6" text:anchor-type="as-char" svg:width="0.2291in" svg:height="0.2291in" draw:z-index="4"><draw:image xlink:href="Pictures/10000176000001C2000001C2E1A0D00DB1D40BA2.svg" xlink:type="simple" xlink:show="embed" xlink:actuate="onLoad" draw:mime-type="image/svg+xml"/><draw:image xlink:href="Pictures/1000000100000011000000118DB97FB4E7E7FB09.png" xlink:type="simple" xlink:show="embed" xlink:actuate="onLoad" draw:mime-type="image/png"/><svg:title>Icon demote</svg:title></draw:frame>.</text:p>
        </text:list-item>
      </text:list>
      <text:p text:style-name="Text_20_body"><draw:frame draw:style-name="fr1" draw:name="Image7" text:anchor-type="paragraph" svg:x="0.0638in" svg:y="0.0134in" svg:width="0.4165in" svg:height="0.4165in" draw:z-index="5"><draw:image xlink:href="Pictures/100005250000034F0000034F8B4F8326C84F15C3.svg" xlink:type="simple" xlink:show="embed" xlink:actuate="onLoad" draw:mime-type="image/svg+xml"/><draw:image xlink:href="Pictures/10000001000000200000002026AB942155BA7A11.png" xlink:type="simple" xlink:show="embed" xlink:actuate="onLoad" draw:mime-type="image/png"/><svg:title>note</svg:title></draw:frame><text:bookmark text:name="par_id3145758"/>To move the heading without the subordinate text, hold down <text:bookmark text:name="swlnsystextswriterguidearrange_chaptersxml_2"/><text:bookmark text:name="defaulttextswriterguidearrange_chaptersxml_2"/>Ctrl while you drag or click the Promote Chapter or Demote Chapter icons.</text:p>
      <text:p text:style-name="Text_20_body"/>
      <text:h text:style-name="P4" text:outline-level="3"><text:bookmark text:name="hd_id3155402"/>To Promote or Demote the Level of a Heading</text:h>
      <text:list xml:id="list3405169184" text:style-name="L3">
        <text:list-item>
          <text:p text:style-name="P7"><text:bookmark text:name="par_id3155424"/>Select the heading in the Navigator list.</text:p>
        </text:list-item>
        <text:list-item>
          <text:p text:style-name="P7"><text:bookmark text:name="par_idN1081C"/>Clic<text:span text:style-name="T1">`z</text:span>k the Promote Level <draw:frame draw:style-name="fr2" draw:name="Image8" text:anchor-type="as-char" svg:width="0.2291in" svg:height="0.2291in" draw:z-index="6"><draw:image xlink:href="Pictures/1000017E000001A7000001A7C30DB1851A7F1DA6.svg" xlink:type="simple" xlink:show="embed" xlink:actuate="onLoad" draw:mime-type="image/svg+xml"/><draw:image xlink:href="Pictures/100000010000001000000010C22ED804EE2E7D9E.png" xlink:type="simple" xlink:show="embed" xlink:actuate="onLoad" draw:mime-type="image/png"/><svg:title>Icon promote level</svg:title></draw:frame><text:s/>or Demote Level icon <draw:frame draw:style-name="fr2" draw:name="Image9" text:anchor-type="as-char" svg:width="0.2291in" svg:height="0.2291in" draw:z-index="7"><draw:image xlink:href="Pictures/1000017A000001A7000001A713F006D02BD3CF2C.svg" xlink:type="simple" xlink:show="embed" xlink:actuate="onLoad" draw:mime-type="image/svg+xml"/><draw:image xlink:href="Pictures/1000000100000010000000102EBF82534F11D8EB.png" xlink:type="simple" xlink:show="embed" xlink:actuate="onLoad" draw:mime-type="image/png"/><svg:title>Icon demote level</svg:title></draw:frame>.</text:p>
        </text:list-item>
      </text:list>
      <text:h text:style-name="P4" text:outline-level="3"><text:bookmark text:name="hd_id3155525"/><text:soft-page-break/>To Change the Number of Heading Levels That Are Displayed</text:h>
      <text:p text:style-name="Text_20_body"><text:bookmark text:name="par_id3151352"/>Click the Heading Levels Shown icon <draw:frame draw:style-name="fr2" draw:name="Image10" text:anchor-type="as-char" svg:width="0.2291in" svg:height="0.2291in" draw:z-index="8"><draw:image xlink:href="Pictures/1000007F000001C2000001C24AC2EF384BE1FA24.svg" xlink:type="simple" xlink:show="embed" xlink:actuate="onLoad" draw:mime-type="image/svg+xml"/><draw:image xlink:href="Pictures/1000000100000011000000118C5F18AA796F2549.png" xlink:type="simple" xlink:show="embed" xlink:actuate="onLoad" draw:mime-type="image/png"/><svg:title>Icon heading levels</svg:title></draw:frame>, and then select a number from the list.</text:p>
      <text:p text:style-name="Text_20_body"/>
      <text:h text:style-name="P1" text:outline-level="1"><text:bookmark text:name="hd_id3147104"/>Creating a Table of Contents</text:h>
      <text:p text:style-name="Text_20_body"><text:bookmark text:name="tomanual"/><text:bookmark text:name="par_id3150942"/>The best way to generate a table of contents is to apply the predefined heading paragraph styles, such as "Heading 1", to the paragraphs that you want to include in your table of contents. After you apply these styles, you can then create a table of contents.</text:p>
      <text:h text:style-name="P2" text:outline-level="2"><text:bookmark text:name="hd_id5876949"/>To Insert a Table of Contents</text:h>
      <text:list xml:id="list1341084656" text:style-name="L4">
        <text:list-item>
          <text:p text:style-name="P8"><text:bookmark text:name="par_id3150510"/>Click in your document where you want to create the table of contents.</text:p>
        </text:list-item>
        <text:list-item>
          <text:p text:style-name="P8"><text:bookmark text:name="par_id3150528"/>Choose Insert - Table of Contents and Index - Table of Contents, Index or Bibliography, and then click the <text:a xlink:type="simple" xlink:href="https://help.libreoffice.org/latest/ro/text/swriter/01/04120211.html?&amp;DbPAR=WRITER&amp;System=WIN" office:target-frame-name="_top" xlink:show="replace" text:style-name="Internet_20_link" text:visited-style-name="Visited_20_Internet_20_Link">Type</text:a> tab.</text:p>
        </text:list-item>
        <text:list-item>
          <text:p text:style-name="P8"><text:bookmark text:name="par_id3153746"/>Select "Table of Contents" in the Type box.</text:p>
        </text:list-item>
        <text:list-item>
          <text:p text:style-name="P8"><text:bookmark text:name="par_id3146856"/>Select any options that you want.</text:p>
        </text:list-item>
        <text:list-item>
          <text:p text:style-name="P8"><text:bookmark text:name="par_id3146872"/>Click OK.</text:p>
        </text:list-item>
      </text:list>
      <text:p text:style-name="Text_20_body"><text:bookmark text:name="par_id3146896"/>If you want to use a different paragraph style as a table of contents entry, select the Additional Styles check box in the Create from area, and then click the Assign styles button next to the check box. In the Assign Styles dialog, click the style in the list, and then click the &gt;&gt; or the &lt;&lt; button to define the outline level for the paragraph style.</text:p>
      <text:p text:style-name="Text_20_body"><draw:frame draw:style-name="fr1" draw:name="Image11" text:anchor-type="paragraph" svg:x="-0.0071in" svg:y="-0.0335in" svg:width="0.4165in" svg:height="0.4165in" draw:z-index="10"><draw:image xlink:href="Pictures/100007760000034F0000034FC974735014FEC1F8.svg" xlink:type="simple" xlink:show="embed" xlink:actuate="onLoad" draw:mime-type="image/svg+xml"/><draw:image xlink:href="Pictures/10000001000000200000002056A680FCDD316537.png" xlink:type="simple" xlink:show="embed" xlink:actuate="onLoad" draw:mime-type="image/png"/><svg:title>tip</svg:title></draw:frame><text:bookmark text:name="par_id1001574720273772"/>LibreOffice creates the table of contents entries based on the outline level of the paragraph style and the paragraph contents. If the paragraph is empty, it will not be included in the table of contents. To force the empty paragraph to be listed in the table of contents, manually add a space or a non breaking space to the paragraph. Spaces added in the After text box of the Numbering tab in the Chapter Numbering dialog will not work for this purpose, since they are part of the paragraph numbering, not the paragraph contents.</text:p>
      <text:h text:style-name="P3" text:outline-level="2"><text:bookmark text:name="hd_id3153148"/><text:span text:style-name="T2">To Update a Table of Contents</text:span></text:h>
      <text:p text:style-name="Text_20_body"><text:bookmark text:name="par_id3153161"/>Do one of the following:</text:p>
      <text:list xml:id="list3107016946" text:style-name="L5">
        <text:list-item>
          <text:p text:style-name="P9"><text:bookmark text:name="par_id3153183"/>Right-click in the table of contents and choose Update Index or Table of Contents.</text:p>
        </text:list-item>
        <text:list-item>
          <text:p text:style-name="P9"><text:bookmark text:name="par_id3147066"/><text:soft-page-break/>Choose Tools - Update - All Indexes and Tables.</text:p>
        </text:list-item>
      </text:list>
      <text:h text:style-name="P1" text:outline-level="1"><text:bookmark text:name="hd_id3155911"/>Creating Alphabetical Indexes</text:h>
      <text:list xml:id="list2729094782" text:style-name="L6">
        <text:list-item>
          <text:p text:style-name="P10"><text:bookmark text:name="par_id3154233"/>Click in your document where you want to insert the index.</text:p>
        </text:list-item>
        <text:list-item>
          <text:p text:style-name="P10"><text:bookmark text:name="par_id3154252"/>Choose Insert - Table of Contents and Index - Table of Contents, Index or Bibliography.</text:p>
        </text:list-item>
        <text:list-item>
          <text:p text:style-name="P10"><text:bookmark text:name="par_id3155884"/>On the Type tab, select "Alphabetical Index" in the Type box.</text:p>
        </text:list-item>
        <text:list-item>
          <text:p text:style-name="P10"><text:bookmark text:name="par_id3147114"/>If you want to use a concordance file, select Concordance file in the Options area, click the File button, and then locate an existing file or create a new concordance file.</text:p>
        </text:list-item>
        <text:list-item>
          <text:p text:style-name="P10"><text:bookmark text:name="par_id3150223"/>Set the formatting options for the index, either on the current tab, or on any of the other tabs of this dialog. For example, if you want to use single letter headings in your index, click the Entries tab, and then select Alphabetical delimiter. To change the formatting of levels in the index, click the Styles tab.</text:p>
        </text:list-item>
        <text:list-item>
          <text:p text:style-name="P10"><text:bookmark text:name="par_id3150946"/>Click OK.</text:p>
        </text:list-item>
        <text:list-item>
          <text:p text:style-name="P10"><text:bookmark text:name="par_id3150502"/>To update the index, right-click in the index, and then choose Update Index or Table of Contents.</text:p>
        </text:list-item>
      </text:list>
      <text:h text:style-name="P1" text:outline-level="1"><text:bookmark text:name="hd_id3153418"/>Indexes Covering Several Documents</text:h>
      <text:p text:style-name="Text_20_body"><text:bookmark text:name="par_id3155872"/>There are several ways to create an index that spans several documents:</text:p>
      <text:list xml:id="list1588101755" text:style-name="L7">
        <text:list-item>
          <text:p text:style-name="P11"><text:bookmark text:name="par_id3155895"/>Create an <text:a xlink:type="simple" xlink:href="https://help.libreoffice.org/latest/ro/text/swriter/01/04120210.html?&amp;DbPAR=WRITER&amp;System=WIN" office:target-frame-name="_top" xlink:show="replace" text:style-name="Internet_20_link" text:visited-style-name="Visited_20_Internet_20_Link">index in each individual document</text:a>, copy and paste the indexes into a single document, and then edit them.</text:p>
        </text:list-item>
        <text:list-item>
          <text:p text:style-name="P11"><text:bookmark text:name="par_id3147118"/>Select each index, choose <text:a xlink:type="simple" xlink:href="https://help.libreoffice.org/latest/ro/text/swriter/01/04020000.html?&amp;DbPAR=WRITER&amp;System=WIN" office:target-frame-name="_top" xlink:show="replace" text:style-name="Internet_20_link" text:visited-style-name="Visited_20_Internet_20_Link">Insert - Section</text:a>, and then enter a name for the index. In a separate document, choose Insert - Section, select Link, click the Browse button, and then locate and insert a named index section.</text:p>
        </text:list-item>
        <text:list-item>
          <text:p text:style-name="P11"><text:bookmark text:name="par_id3150230"/>Create a <text:a xlink:type="simple" xlink:href="https://help.libreoffice.org/latest/ro/text/shared/01/01010001.html?&amp;DbPAR=WRITER&amp;System=WIN" office:target-frame-name="_top" xlink:show="replace" text:style-name="Internet_20_link" text:visited-style-name="Visited_20_Internet_20_Link">master document</text:a>, add as subdocuments the files that you want to include in the index, and then choose Insert - Table of Contents and Index - Table of Contents, Index or Bibliography.</text:p>
        </text:list-item>
      </text:list>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23T08:03:21.040000000</dc:date>
    <meta:editing-duration>PT3M47S</meta:editing-duration>
    <meta:editing-cycles>3</meta:editing-cycles>
    <meta:generator>LibreOffice/7.3.5.2$Windows_X86_64 LibreOffice_project/184fe81b8c8c30d8b5082578aee2fed2ea847c01</meta:generator>
    <meta:document-statistic meta:table-count="0" meta:image-count="11" meta:object-count="0" meta:page-count="3" meta:paragraph-count="44" meta:word-count="874" meta:character-count="4784" meta:non-whitespace-character-count="3974"/>
  </office:meta>
</office:document-meta>
</file>